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8097222222222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3347222222222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597222222222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5763888888889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66347222222222cm"/>
    </style:style>
    <style:style style:name="co23" style:family="table-column">
      <style:table-column-properties fo:break-before="auto" style:column-width="2.0284722222222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uary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41" table:style-name="ce5">
            <text:p>341</text:p>
          </table:table-cell>
          <table:table-cell office:value-type="float" office:value="327.22541000000001" table:style-name="ce5">
            <text:p>327</text:p>
          </table:table-cell>
          <table:table-cell office:value-type="float" office:value="778" table:style-name="ce5">
            <text:p>778</text:p>
          </table:table-cell>
          <table:table-cell office:value-type="float" office:value="753.35028000000011" table:style-name="ce5">
            <text:p>753</text:p>
          </table:table-cell>
          <table:table-cell office:value-type="float" office:value="4228" table:style-name="ce5">
            <text:p>4,228</text:p>
          </table:table-cell>
          <table:table-cell office:value-type="float" office:value="4118.9556499999981" table:style-name="ce5">
            <text:p>4,119</text:p>
          </table:table-cell>
          <table:table-cell office:value-type="float" office:value="2652" table:style-name="ce5">
            <text:p>2,652</text:p>
          </table:table-cell>
          <table:table-cell office:value-type="float" office:value="2596.5101699999996" table:style-name="ce5">
            <text:p>2,597</text:p>
          </table:table-cell>
          <table:table-cell office:value-type="float" office:value="178" table:style-name="ce5">
            <text:p>178</text:p>
          </table:table-cell>
          <table:table-cell office:value-type="float" office:value="173.56732999999997" table:style-name="ce5">
            <text:p>174</text:p>
          </table:table-cell>
          <table:table-cell office:value-type="float" office:value="32" table:style-name="ce5">
            <text:p>32</text:p>
          </table:table-cell>
          <table:table-cell office:value-type="float" office:value="30.88514" table:style-name="ce5">
            <text:p>31</text:p>
          </table:table-cell>
          <table:table-cell office:value-type="float" office:value="8209" table:style-name="ce5">
            <text:p>8,209</text:p>
          </table:table-cell>
          <table:table-cell office:value-type="float" office:value="8000.4939799999975" table:style-name="ce5">
            <text:p>8,000</text:p>
          </table:table-cell>
          <table:table-cell office:value-type="float" office:value="48" table:style-name="ce5">
            <text:p>48</text:p>
          </table:table-cell>
          <table:table-cell office:value-type="float" office:value="45" table:style-name="ce5">
            <text:p>45</text:p>
          </table:table-cell>
          <table:table-cell office:value-type="float" office:value="424" table:style-name="ce5">
            <text:p>424</text:p>
          </table:table-cell>
          <table:table-cell office:value-type="float" office:value="419.35" table:style-name="ce5">
            <text:p>419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479" table:style-name="ce5">
            <text:p>479</text:p>
          </table:table-cell>
          <table:table-cell office:value-type="float" office:value="471.35" table:style-name="ce5">
            <text:p>471</text:p>
          </table:table-cell>
          <table:table-cell office:value-type="float" office:value="0" table:style-name="ce5">
            <text:p>0</text:p>
          </table:table-cell>
          <table:table-cell office:value-type="float" office:value="8688" table:style-name="ce5">
            <text:p>8,688</text:p>
          </table:table-cell>
          <table:table-cell office:value-type="float" office:value="8471.8439799999978" table:style-name="ce5">
            <text:p>8,472</text:p>
          </table:table-cell>
          <table:table-cell office:value-type="float" office:value="31532609.620000005" table:style-name="ce5">
            <text:p>31,532,610</text:p>
          </table:table-cell>
          <table:table-cell office:value-type="float" office:value="936861.63" table:style-name="ce5">
            <text:p>936,862</text:p>
          </table:table-cell>
          <table:table-cell office:value-type="float" office:value="511739.07999999996" table:style-name="ce5">
            <text:p>511,739</text:p>
          </table:table-cell>
          <table:table-cell office:value-type="float" office:value="79692.729999999981" table:style-name="ce5">
            <text:p>79,693</text:p>
          </table:table-cell>
          <table:table-cell office:value-type="float" office:value="9328413.8800000008" table:style-name="ce5">
            <text:p>9,328,414</text:p>
          </table:table-cell>
          <table:table-cell office:value-type="float" office:value="4274626" table:style-name="ce5">
            <text:p>4,274,626</text:p>
          </table:table-cell>
          <table:table-cell office:value-type="float" office:value="46663942.940000005" table:style-name="ce5">
            <text:p>46,663,943</text:p>
          </table:table-cell>
          <table:table-cell office:value-type="float" office:value="5847715.5399999991" table:style-name="ce6">
            <text:p>5,847,716</text:p>
          </table:table-cell>
          <table:table-cell office:value-type="float" office:value="-10377327.91" table:style-name="ce6">
            <text:p>-10,377,328</text:p>
          </table:table-cell>
          <table:table-cell office:value-type="float" office:value="-4529612.370000001" table:style-name="ce6">
            <text:p>-4,529,612</text:p>
          </table:table-cell>
          <table:table-cell office:value-type="float" office:value="42134330.570000008" table:style-name="ce6">
            <text:p>42,134,33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40" table:style-name="ce5">
            <text:p>140</text:p>
          </table:table-cell>
          <table:table-cell office:value-type="float" office:value="127.14274000000002" table:style-name="ce5">
            <text:p>127</text:p>
          </table:table-cell>
          <table:table-cell office:value-type="float" office:value="92" table:style-name="ce5">
            <text:p>92</text:p>
          </table:table-cell>
          <table:table-cell office:value-type="float" office:value="84.375139999999988" table:style-name="ce5">
            <text:p>84</text:p>
          </table:table-cell>
          <table:table-cell office:value-type="float" office:value="87" table:style-name="ce5">
            <text:p>87</text:p>
          </table:table-cell>
          <table:table-cell office:value-type="float" office:value="82.967570000000009" table:style-name="ce5">
            <text:p>83</text:p>
          </table:table-cell>
          <table:table-cell office:value-type="float" office:value="10" table:style-name="ce5">
            <text:p>10</text:p>
          </table:table-cell>
          <table:table-cell office:value-type="float" office:value="9.0972899999999992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" table:style-name="ce5">
            <text:p>330</text:p>
          </table:table-cell>
          <table:table-cell office:value-type="float" office:value="304.58274" table:style-name="ce5">
            <text:p>30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7" table:style-name="ce5">
            <text:p>337</text:p>
          </table:table-cell>
          <table:table-cell office:value-type="float" office:value="311.58274" table:style-name="ce5">
            <text:p>312</text:p>
          </table:table-cell>
          <table:table-cell office:value-type="float" office:value="766496.87" table:style-name="ce5">
            <text:p>766,497</text:p>
          </table:table-cell>
          <table:table-cell office:value-type="float" office:value="10084.869999999999" table:style-name="ce5">
            <text:p>10,085</text:p>
          </table:table-cell>
          <table:table-cell office:value-type="float" office:value="27609.260000000002" table:style-name="ce5">
            <text:p>27,609</text:p>
          </table:table-cell>
          <table:table-cell office:value-type="float" office:value="5970.1" table:style-name="ce5">
            <text:p>5,970</text:p>
          </table:table-cell>
          <table:table-cell office:value-type="float" office:value="224042.42" table:style-name="ce5">
            <text:p>224,042</text:p>
          </table:table-cell>
          <table:table-cell office:value-type="float" office:value="73017.2" table:style-name="ce5">
            <text:p>73,017</text:p>
          </table:table-cell>
          <table:table-cell office:value-type="float" office:value="1107220.72" table:style-name="ce5">
            <text:p>1,107,221</text:p>
          </table:table-cell>
          <table:table-cell office:value-type="float" office:value="19897.79" table:style-name="ce6">
            <text:p>19,898</text:p>
          </table:table-cell>
          <table:table-cell office:value-type="float" office:value="0" table:style-name="ce6">
            <text:p>0</text:p>
          </table:table-cell>
          <table:table-cell office:value-type="float" office:value="19897.79" table:style-name="ce6">
            <text:p>19,898</text:p>
          </table:table-cell>
          <table:table-cell office:value-type="float" office:value="1127118.51" table:style-name="ce6">
            <text:p>1,127,119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90" table:style-name="ce5">
            <text:p>9,190</text:p>
          </table:table-cell>
          <table:table-cell office:value-type="float" office:value="8002.4540000001061" table:style-name="ce5">
            <text:p>8,002</text:p>
          </table:table-cell>
          <table:table-cell office:value-type="float" office:value="2847" table:style-name="ce5">
            <text:p>2,847</text:p>
          </table:table-cell>
          <table:table-cell office:value-type="float" office:value="2688.3790499999941" table:style-name="ce5">
            <text:p>2,688</text:p>
          </table:table-cell>
          <table:table-cell office:value-type="float" office:value="3067" table:style-name="ce5">
            <text:p>3,067</text:p>
          </table:table-cell>
          <table:table-cell office:value-type="float" office:value="2911.1913399999917" table:style-name="ce5">
            <text:p>2,911</text:p>
          </table:table-cell>
          <table:table-cell office:value-type="float" office:value="812" table:style-name="ce5">
            <text:p>812</text:p>
          </table:table-cell>
          <table:table-cell office:value-type="float" office:value="789.65131000000008" table:style-name="ce5">
            <text:p>790</text:p>
          </table:table-cell>
          <table:table-cell office:value-type="float" office:value="68" table:style-name="ce5">
            <text:p>68</text:p>
          </table:table-cell>
          <table:table-cell office:value-type="float" office:value="67.520270000000011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84" table:style-name="ce5">
            <text:p>15,984</text:p>
          </table:table-cell>
          <table:table-cell office:value-type="float" office:value="14459.195970000092" table:style-name="ce5">
            <text:p>14,459</text:p>
          </table:table-cell>
          <table:table-cell office:value-type="float" office:value="1951.27" table:style-name="ce5">
            <text:p>1,951</text:p>
          </table:table-cell>
          <table:table-cell office:value-type="float" office:value="1951.27" table:style-name="ce5">
            <text:p>1,951</text:p>
          </table:table-cell>
          <table:table-cell office:value-type="float" office:value="4.59" table:style-name="ce5">
            <text:p>5</text:p>
          </table:table-cell>
          <table:table-cell office:value-type="float" office:value="4.5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5.86" table:style-name="ce5">
            <text:p>1,956</text:p>
          </table:table-cell>
          <table:table-cell office:value-type="float" office:value="1955.86" table:style-name="ce5">
            <text:p>1,956</text:p>
          </table:table-cell>
          <table:table-cell office:value-type="float" office:value="0" table:style-name="ce5">
            <text:p>0</text:p>
          </table:table-cell>
          <table:table-cell office:value-type="float" office:value="17939.86" table:style-name="ce5">
            <text:p>17,940</text:p>
          </table:table-cell>
          <table:table-cell office:value-type="float" office:value="16415.055970000092" table:style-name="ce5">
            <text:p>16,415</text:p>
          </table:table-cell>
          <table:table-cell office:value-type="float" office:value="37517057.629999988" table:style-name="ce5">
            <text:p>37,517,058</text:p>
          </table:table-cell>
          <table:table-cell office:value-type="float" office:value="674043.0199999999" table:style-name="ce5">
            <text:p>674,043</text:p>
          </table:table-cell>
          <table:table-cell office:value-type="float" office:value="965554" table:style-name="ce5">
            <text:p>965,554</text:p>
          </table:table-cell>
          <table:table-cell office:value-type="float" office:value="789618.75" table:style-name="ce5">
            <text:p>789,619</text:p>
          </table:table-cell>
          <table:table-cell office:value-type="float" office:value="10987162.850000001" table:style-name="ce5">
            <text:p>10,987,163</text:p>
          </table:table-cell>
          <table:table-cell office:value-type="float" office:value="3962813.5700000008" table:style-name="ce5">
            <text:p>3,962,814</text:p>
          </table:table-cell>
          <table:table-cell office:value-type="float" office:value="54896249.819999993" table:style-name="ce5">
            <text:p>54,896,250</text:p>
          </table:table-cell>
          <table:table-cell office:value-type="float" office:value="7730774.0999999996" table:style-name="ce6">
            <text:p>7,730,774</text:p>
          </table:table-cell>
          <table:table-cell office:value-type="float" office:value="-2100" table:style-name="ce6">
            <text:p>-2,100</text:p>
          </table:table-cell>
          <table:table-cell office:value-type="float" office:value="7728674.0999999996" table:style-name="ce6">
            <text:p>7,728,674</text:p>
          </table:table-cell>
          <table:table-cell office:value-type="float" office:value="62624923.919999994" table:style-name="ce6">
            <text:p>62,624,92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56" table:style-name="ce5">
            <text:p>456</text:p>
          </table:table-cell>
          <table:table-cell office:value-type="float" office:value="405.2078700000003" table:style-name="ce5">
            <text:p>405</text:p>
          </table:table-cell>
          <table:table-cell office:value-type="float" office:value="391" table:style-name="ce5">
            <text:p>391</text:p>
          </table:table-cell>
          <table:table-cell office:value-type="float" office:value="361.52793000000014" table:style-name="ce5">
            <text:p>362</text:p>
          </table:table-cell>
          <table:table-cell office:value-type="float" office:value="351" table:style-name="ce5">
            <text:p>351</text:p>
          </table:table-cell>
          <table:table-cell office:value-type="float" office:value="336.65163000000018" table:style-name="ce5">
            <text:p>337</text:p>
          </table:table-cell>
          <table:table-cell office:value-type="float" office:value="96" table:style-name="ce5">
            <text:p>96</text:p>
          </table:table-cell>
          <table:table-cell office:value-type="float" office:value="95.324330000000003" table:style-name="ce5">
            <text:p>95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,303</text:p>
          </table:table-cell>
          <table:table-cell office:value-type="float" office:value="1207.0270800000005" table:style-name="ce5">
            <text:p>1,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,303</text:p>
          </table:table-cell>
          <table:table-cell office:value-type="float" office:value="1207.0270800000005" table:style-name="ce5">
            <text:p>1,207</text:p>
          </table:table-cell>
          <table:table-cell office:value-type="float" office:value="3596362.2800000003" table:style-name="ce5">
            <text:p>3,596,362</text:p>
          </table:table-cell>
          <table:table-cell office:value-type="float" office:value="22620.339999999997" table:style-name="ce5">
            <text:p>22,620</text:p>
          </table:table-cell>
          <table:table-cell office:value-type="float" office:value="47478.85" table:style-name="ce5">
            <text:p>47,479</text:p>
          </table:table-cell>
          <table:table-cell office:value-type="float" office:value="55737.06" table:style-name="ce5">
            <text:p>55,737</text:p>
          </table:table-cell>
          <table:table-cell office:value-type="float" office:value="873166.39999999991" table:style-name="ce5">
            <text:p>873,166</text:p>
          </table:table-cell>
          <table:table-cell office:value-type="float" office:value="324771.52" table:style-name="ce5">
            <text:p>324,772</text:p>
          </table:table-cell>
          <table:table-cell office:value-type="float" office:value="4920136.4499999993" table:style-name="ce5">
            <text:p>4,920,136</text:p>
          </table:table-cell>
          <table:table-cell office:value-type="float" office:value="25330.239999999998" table:style-name="ce6">
            <text:p>25,330</text:p>
          </table:table-cell>
          <table:table-cell office:value-type="float" office:value="0" table:style-name="ce6">
            <text:p>0</text:p>
          </table:table-cell>
          <table:table-cell office:value-type="float" office:value="25330.239999999998" table:style-name="ce6">
            <text:p>25,330</text:p>
          </table:table-cell>
          <table:table-cell office:value-type="float" office:value="4945466.6899999995" table:style-name="ce6">
            <text:p>4,945,46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686" table:style-name="ce5">
            <text:p>29,686</text:p>
          </table:table-cell>
          <table:table-cell office:value-type="float" office:value="27986.605470000213" table:style-name="ce5">
            <text:p>27,987</text:p>
          </table:table-cell>
          <table:table-cell office:value-type="float" office:value="7601" table:style-name="ce5">
            <text:p>7,601</text:p>
          </table:table-cell>
          <table:table-cell office:value-type="float" office:value="7242.584660000055" table:style-name="ce5">
            <text:p>7,243</text:p>
          </table:table-cell>
          <table:table-cell office:value-type="float" office:value="7759" table:style-name="ce5">
            <text:p>7,759</text:p>
          </table:table-cell>
          <table:table-cell office:value-type="float" office:value="7393.3766300000252" table:style-name="ce5">
            <text:p>7,393</text:p>
          </table:table-cell>
          <table:table-cell office:value-type="float" office:value="900" table:style-name="ce5">
            <text:p>900</text:p>
          </table:table-cell>
          <table:table-cell office:value-type="float" office:value="884.19314000000008" table:style-name="ce5">
            <text:p>884</text:p>
          </table:table-cell>
          <table:table-cell office:value-type="float" office:value="57" table:style-name="ce5">
            <text:p>57</text:p>
          </table:table-cell>
          <table:table-cell office:value-type="float" office:value="56.310809999999996" table:style-name="ce5">
            <text:p>56</text:p>
          </table:table-cell>
          <table:table-cell office:value-type="float" office:value="22659" table:style-name="ce5">
            <text:p>22,659</text:p>
          </table:table-cell>
          <table:table-cell office:value-type="float" office:value="20992.816370000004" table:style-name="ce5">
            <text:p>20,993</text:p>
          </table:table-cell>
          <table:table-cell office:value-type="float" office:value="68662" table:style-name="ce5">
            <text:p>68,662</text:p>
          </table:table-cell>
          <table:table-cell office:value-type="float" office:value="64555.887080000306" table:style-name="ce5">
            <text:p>64,556</text:p>
          </table:table-cell>
          <table:table-cell office:value-type="float" office:value="904.51064674861004" table:style-name="ce5">
            <text:p>905</text:p>
          </table:table-cell>
          <table:table-cell office:value-type="float" office:value="904.51064674861004" table:style-name="ce5">
            <text:p>905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.71064675159028" table:style-name="ce5">
            <text:p>905</text:p>
          </table:table-cell>
          <table:table-cell office:value-type="float" office:value="904.71064675159028" table:style-name="ce5">
            <text:p>905</text:p>
          </table:table-cell>
          <table:table-cell office:value-type="float" office:value="0" table:style-name="ce5">
            <text:p>0</text:p>
          </table:table-cell>
          <table:table-cell office:value-type="float" office:value="69566.710646751584" table:style-name="ce5">
            <text:p>69,567</text:p>
          </table:table-cell>
          <table:table-cell office:value-type="float" office:value="65460.597726751897" table:style-name="ce5">
            <text:p>65,461</text:p>
          </table:table-cell>
          <table:table-cell office:value-type="float" office:value="178110230.68999994" table:style-name="ce5">
            <text:p>178,110,231</text:p>
          </table:table-cell>
          <table:table-cell office:value-type="float" office:value="22666881.170000002" table:style-name="ce5">
            <text:p>22,666,881</text:p>
          </table:table-cell>
          <table:table-cell office:value-type="float" office:value="1188388.03" table:style-name="ce5">
            <text:p>1,188,388</text:p>
          </table:table-cell>
          <table:table-cell office:value-type="float" office:value="9304095.6999999993" table:style-name="ce5">
            <text:p>9,304,096</text:p>
          </table:table-cell>
          <table:table-cell office:value-type="float" office:value="55729000.269999996" table:style-name="ce5">
            <text:p>55,729,000</text:p>
          </table:table-cell>
          <table:table-cell office:value-type="float" office:value="22768607.620000005" table:style-name="ce5">
            <text:p>22,768,608</text:p>
          </table:table-cell>
          <table:table-cell office:value-type="float" office:value="289767203.47999996" table:style-name="ce5">
            <text:p>289,767,203</text:p>
          </table:table-cell>
          <table:table-cell office:value-type="float" office:value="4838880.2300000004" table:style-name="ce6">
            <text:p>4,838,880</text:p>
          </table:table-cell>
          <table:table-cell office:value-type="float" office:value="301958.42000000004" table:style-name="ce6">
            <text:p>301,958</text:p>
          </table:table-cell>
          <table:table-cell office:value-type="float" office:value="5140838.6500000004" table:style-name="ce6">
            <text:p>5,140,839</text:p>
          </table:table-cell>
          <table:table-cell office:value-type="float" office:value="294908042.12999994" table:style-name="ce6">
            <text:p>294,908,0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14" table:style-name="ce5">
            <text:p>1,114</text:p>
          </table:table-cell>
          <table:table-cell office:value-type="float" office:value="1006.3184099999969" table:style-name="ce5">
            <text:p>1,006</text:p>
          </table:table-cell>
          <table:table-cell office:value-type="float" office:value="476" table:style-name="ce5">
            <text:p>476</text:p>
          </table:table-cell>
          <table:table-cell office:value-type="float" office:value="454.96810000000016" table:style-name="ce5">
            <text:p>455</text:p>
          </table:table-cell>
          <table:table-cell office:value-type="float" office:value="189" table:style-name="ce5">
            <text:p>189</text:p>
          </table:table-cell>
          <table:table-cell office:value-type="float" office:value="178.72245000000001" table:style-name="ce5">
            <text:p>179</text:p>
          </table:table-cell>
          <table:table-cell office:value-type="float" office:value="51" table:style-name="ce5">
            <text:p>51</text:p>
          </table:table-cell>
          <table:table-cell office:value-type="float" office:value="50.405389999999997" table:style-name="ce5">
            <text:p>5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4" table:style-name="ce5">
            <text:p>1,834</text:p>
          </table:table-cell>
          <table:table-cell office:value-type="float" office:value="1694.4143499999971" table:style-name="ce5">
            <text:p>1,694</text:p>
          </table:table-cell>
          <table:table-cell office:value-type="float" office:value="218" table:style-name="ce5">
            <text:p>218</text:p>
          </table:table-cell>
          <table:table-cell office:value-type="float" office:value="201.2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8" table:style-name="ce5">
            <text:p>218</text:p>
          </table:table-cell>
          <table:table-cell office:value-type="float" office:value="201.2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,052</text:p>
          </table:table-cell>
          <table:table-cell office:value-type="float" office:value="1895.6143499999971" table:style-name="ce5">
            <text:p>1,896</text:p>
          </table:table-cell>
          <table:table-cell office:value-type="float" office:value="4021583.9400000004" table:style-name="ce5">
            <text:p>4,021,584</text:p>
          </table:table-cell>
          <table:table-cell office:value-type="float" office:value="64340.72" table:style-name="ce5">
            <text:p>64,341</text:p>
          </table:table-cell>
          <table:table-cell office:value-type="float" office:value="64112.63" table:style-name="ce5">
            <text:p>64,113</text:p>
          </table:table-cell>
          <table:table-cell office:value-type="float" office:value="95323.15" table:style-name="ce5">
            <text:p>95,323</text:p>
          </table:table-cell>
          <table:table-cell office:value-type="float" office:value="1109118.99" table:style-name="ce5">
            <text:p>1,109,119</text:p>
          </table:table-cell>
          <table:table-cell office:value-type="float" office:value="395551.77" table:style-name="ce5">
            <text:p>395,552</text:p>
          </table:table-cell>
          <table:table-cell office:value-type="float" office:value="5750031.2000000011" table:style-name="ce5">
            <text:p>5,750,031</text:p>
          </table:table-cell>
          <table:table-cell office:value-type="float" office:value="647172.99999999988" table:style-name="ce6">
            <text:p>647,173</text:p>
          </table:table-cell>
          <table:table-cell office:value-type="float" office:value="0" table:style-name="ce6">
            <text:p>0</text:p>
          </table:table-cell>
          <table:table-cell office:value-type="float" office:value="647172.99999999988" table:style-name="ce6">
            <text:p>647,173</text:p>
          </table:table-cell>
          <table:table-cell office:value-type="float" office:value="6397204.2000000011" table:style-name="ce6">
            <text:p>6,397,2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4" table:style-name="ce5">
            <text:p>2,224</text:p>
          </table:table-cell>
          <table:table-cell office:value-type="float" office:value="2008.030315" table:style-name="ce5">
            <text:p>2,008</text:p>
          </table:table-cell>
          <table:table-cell office:value-type="float" office:value="2224" table:style-name="ce5">
            <text:p>2,224</text:p>
          </table:table-cell>
          <table:table-cell office:value-type="float" office:value="2008.030315" table:style-name="ce5">
            <text:p>2,008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294" table:style-name="ce5">
            <text:p>2,294</text:p>
          </table:table-cell>
          <table:table-cell office:value-type="float" office:value="2078.030315" table:style-name="ce5">
            <text:p>2,078</text:p>
          </table:table-cell>
          <table:table-cell office:value-type="float" office:value="14396572.310000006" table:style-name="ce5">
            <text:p>14,396,5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96572.310000006" table:style-name="ce5">
            <text:p>14,396,572</text:p>
          </table:table-cell>
          <table:table-cell office:value-type="float" office:value="706001.16000000015" table:style-name="ce6">
            <text:p>706,001</text:p>
          </table:table-cell>
          <table:table-cell office:value-type="float" office:value="0" table:style-name="ce6">
            <text:p>0</text:p>
          </table:table-cell>
          <table:table-cell office:value-type="float" office:value="706001.16000000015" table:style-name="ce6">
            <text:p>706,001</text:p>
          </table:table-cell>
          <table:table-cell office:value-type="float" office:value="15102573.470000006" table:style-name="ce6">
            <text:p>15,102,573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8.27" table:style-name="ce5">
            <text:p>118</text:p>
          </table:table-cell>
          <table:table-cell office:value-type="float" office:value="126" table:style-name="ce5">
            <text:p>126</text:p>
          </table:table-cell>
          <table:table-cell office:value-type="float" office:value="118.27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8.27" table:style-name="ce5">
            <text:p>118</text:p>
          </table:table-cell>
          <table:table-cell office:value-type="float" office:value="626925" table:style-name="ce5">
            <text:p>626,925</text:p>
          </table:table-cell>
          <table:table-cell office:value-type="float" office:value="0" table:style-name="ce5">
            <text:p>0</text:p>
          </table:table-cell>
          <table:table-cell office:value-type="float" office:value="4890" table:style-name="ce5">
            <text:p>4,8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1815" table:style-name="ce5">
            <text:p>631,8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31815" table:style-name="ce6">
            <text:p>631,815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63" table:style-name="ce5">
            <text:p>63</text:p>
          </table:table-cell>
          <table:table-cell office:value-type="float" office:value="61.5" table:style-name="ce5">
            <text:p>62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96.3" table:style-name="ce5">
            <text:p>9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.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99.399999999999991" table:style-name="ce5">
            <text:p>99</text:p>
          </table:table-cell>
          <table:table-cell office:value-type="float" office:value="376603.20999999996" table:style-name="ce5">
            <text:p>376,603</text:p>
          </table:table-cell>
          <table:table-cell office:value-type="float" office:value="6023.29" table:style-name="ce5">
            <text:p>6,023</text:p>
          </table:table-cell>
          <table:table-cell office:value-type="float" office:value="1756.25" table:style-name="ce5">
            <text:p>1,756</text:p>
          </table:table-cell>
          <table:table-cell office:value-type="float" office:value="304.42" table:style-name="ce5">
            <text:p>304</text:p>
          </table:table-cell>
          <table:table-cell office:value-type="float" office:value="98642.329999999987" table:style-name="ce5">
            <text:p>98,642</text:p>
          </table:table-cell>
          <table:table-cell office:value-type="float" office:value="42031.979999999996" table:style-name="ce5">
            <text:p>42,032</text:p>
          </table:table-cell>
          <table:table-cell office:value-type="float" office:value="525361.47999999986" table:style-name="ce5">
            <text:p>525,361</text:p>
          </table:table-cell>
          <table:table-cell office:value-type="float" office:value="13150.51" table:style-name="ce6">
            <text:p>13,151</text:p>
          </table:table-cell>
          <table:table-cell office:value-type="float" office:value="1680" table:style-name="ce6">
            <text:p>1,680</text:p>
          </table:table-cell>
          <table:table-cell office:value-type="float" office:value="14830.51" table:style-name="ce6">
            <text:p>14,831</text:p>
          </table:table-cell>
          <table:table-cell office:value-type="float" office:value="540191.98999999987" table:style-name="ce6">
            <text:p>540,19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4" table:style-name="ce5">
            <text:p>42</text:p>
          </table:table-cell>
          <table:table-cell office:value-type="float" office:value="46" table:style-name="ce5">
            <text:p>46</text:p>
          </table:table-cell>
          <table:table-cell office:value-type="float" office:value="41.54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4" table:style-name="ce5">
            <text:p>42</text:p>
          </table:table-cell>
          <table:table-cell office:value-type="float" office:value="336676.81999999983" table:style-name="ce5">
            <text:p>336,6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676.81999999983" table:style-name="ce5">
            <text:p>336,67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6676.81999999983" table:style-name="ce6">
            <text:p>336,67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5" table:style-name="ce5">
            <text:p>15</text:p>
          </table:table-cell>
          <table:table-cell office:value-type="float" office:value="14.6" table:style-name="ce5">
            <text:p>15</text:p>
          </table:table-cell>
          <table:table-cell office:value-type="float" office:value="155" table:style-name="ce5">
            <text:p>155</text:p>
          </table:table-cell>
          <table:table-cell office:value-type="float" office:value="150.6" table:style-name="ce5">
            <text:p>151</text:p>
          </table:table-cell>
          <table:table-cell office:value-type="float" office:value="62" table:style-name="ce5">
            <text:p>62</text:p>
          </table:table-cell>
          <table:table-cell office:value-type="float" office:value="59.6" table:style-name="ce5">
            <text:p>60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7" table:style-name="ce5">
            <text:p>247</text:p>
          </table:table-cell>
          <table:table-cell office:value-type="float" office:value="238.99999999999997" table:style-name="ce5">
            <text:p>23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239.99999999999997" table:style-name="ce5">
            <text:p>240</text:p>
          </table:table-cell>
          <table:table-cell office:value-type="float" office:value="730888.80999999994" table:style-name="ce5">
            <text:p>730,889</text:p>
          </table:table-cell>
          <table:table-cell office:value-type="float" office:value="5851.28" table:style-name="ce5">
            <text:p>5,851</text:p>
          </table:table-cell>
          <table:table-cell office:value-type="float" office:value="-32425.58" table:style-name="ce5">
            <text:p>-32,426</text:p>
          </table:table-cell>
          <table:table-cell office:value-type="float" office:value="243.96000000000004" table:style-name="ce5">
            <text:p>244</text:p>
          </table:table-cell>
          <table:table-cell office:value-type="float" office:value="111628.58" table:style-name="ce5">
            <text:p>111,629</text:p>
          </table:table-cell>
          <table:table-cell office:value-type="float" office:value="36705.15" table:style-name="ce5">
            <text:p>36,705</text:p>
          </table:table-cell>
          <table:table-cell office:value-type="float" office:value="852892.2" table:style-name="ce5">
            <text:p>852,892</text:p>
          </table:table-cell>
          <table:table-cell office:value-type="float" office:value="3484.88" table:style-name="ce6">
            <text:p>3,485</text:p>
          </table:table-cell>
          <table:table-cell office:value-type="float" office:value="0" table:style-name="ce6">
            <text:p>0</text:p>
          </table:table-cell>
          <table:table-cell office:value-type="float" office:value="3484.88" table:style-name="ce6">
            <text:p>3,485</text:p>
          </table:table-cell>
          <table:table-cell office:value-type="float" office:value="856377.08" table:style-name="ce6">
            <text:p>856,37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3.1" table:style-name="ce5">
            <text:p>13</text:p>
          </table:table-cell>
          <table:table-cell office:value-type="float" office:value="48" table:style-name="ce5">
            <text:p>48</text:p>
          </table:table-cell>
          <table:table-cell office:value-type="float" office:value="46.96" table:style-name="ce5">
            <text:p>47</text:p>
          </table:table-cell>
          <table:table-cell office:value-type="float" office:value="27" table:style-name="ce5">
            <text:p>27</text:p>
          </table:table-cell>
          <table:table-cell office:value-type="float" office:value="26.71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" table:style-name="ce5">
            <text:p>92</text:p>
          </table:table-cell>
          <table:table-cell office:value-type="float" office:value="89.77000000000001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" table:style-name="ce5">
            <text:p>92</text:p>
          </table:table-cell>
          <table:table-cell office:value-type="float" office:value="89.77000000000001" table:style-name="ce5">
            <text:p>90</text:p>
          </table:table-cell>
          <table:table-cell office:value-type="float" office:value="379986.57" table:style-name="ce5">
            <text:p>379,987</text:p>
          </table:table-cell>
          <table:table-cell office:value-type="float" office:value="5048.8899999999994" table:style-name="ce5">
            <text:p>5,049</text:p>
          </table:table-cell>
          <table:table-cell office:value-type="float" office:value="2861" table:style-name="ce5">
            <text:p>2,861</text:p>
          </table:table-cell>
          <table:table-cell office:value-type="float" office:value="0" table:style-name="ce5">
            <text:p>0</text:p>
          </table:table-cell>
          <table:table-cell office:value-type="float" office:value="103658.86000000002" table:style-name="ce5">
            <text:p>103,659</text:p>
          </table:table-cell>
          <table:table-cell office:value-type="float" office:value="46266.28" table:style-name="ce5">
            <text:p>46,266</text:p>
          </table:table-cell>
          <table:table-cell office:value-type="float" office:value="537821.60000000009" table:style-name="ce5">
            <text:p>537,8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37821.60000000009" table:style-name="ce6">
            <text:p>537,82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9.26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1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15.22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4" table:style-name="ce5">
            <text:p>64</text:p>
          </table:table-cell>
          <table:table-cell office:value-type="float" office:value="61.4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55.48" table:style-name="ce5">
            <text:p>55</text:p>
          </table:table-cell>
          <table:table-cell office:value-type="float" office:value="220652.99" table:style-name="ce5">
            <text:p>220,653</text:p>
          </table:table-cell>
          <table:table-cell office:value-type="float" office:value="4210.3500000000004" table:style-name="ce5">
            <text:p>4,210</text:p>
          </table:table-cell>
          <table:table-cell office:value-type="float" office:value="-2888.76" table:style-name="ce5">
            <text:p>-2,889</text:p>
          </table:table-cell>
          <table:table-cell office:value-type="float" office:value="0" table:style-name="ce5">
            <text:p>0</text:p>
          </table:table-cell>
          <table:table-cell office:value-type="float" office:value="61585.97" table:style-name="ce5">
            <text:p>61,586</text:p>
          </table:table-cell>
          <table:table-cell office:value-type="float" office:value="24129.199999999997" table:style-name="ce5">
            <text:p>24,129</text:p>
          </table:table-cell>
          <table:table-cell office:value-type="float" office:value="307689.75" table:style-name="ce5">
            <text:p>307,6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7689.75" table:style-name="ce6">
            <text:p>307,690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Hartley, Robert</meta:initial-creator>
    <dc:creator>Dale, Harriet | (She/Hers)</dc:creator>
    <meta:creation-date>2022-09-30T10:29:42Z</meta:creation-date>
    <dc:date>2025-05-29T16:14:2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